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ROC MENDOZA, LID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322295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CAY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679434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ROC MENDOZA, LID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322295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6 794 3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HUAROC BARAHONA, BRAULIO VIENOBICH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72042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6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CONTINENTAL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2228931</text:p>
          </table:table-cell>
          <table:table-cell table:style-name="Tabla2.D3" office:value-type="string">
            <text:p text:style-name="P17">550.00</text:p>
          </table:table-cell>
        </table:table-row>
        <table:table-row>
          <table:table-cell table:style-name="Tabla2.A4" office:value-type="string">
            <text:p text:style-name="P14">CONTINENTAL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CONTINENTAL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CONTINENTAL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0:53:1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